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1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cf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bookmark text:name="m_-9137100519898177929m_-5916945969374024357m_2108363753469115666gmail-puntuacion1"/><text:bookmark text:name="m_-9137100519898177929m_-5916945969374024357m_2108363753469115666gmail-yui_3_17_2_1_1589213949974_71"/><text:bookmark text:name="m_-9137100519898177929m_-5916945969374024357m_2108363753469115666gmail-yui_3_17_2_1_1589213949974_72"/><text:bookmark text:name="m_-9137100519898177929m_-5916945969374024357m_2108363753469115666gmail-puntuacion2"/>Creamos a crear un programa que almacene datos de películas en $_SESSION.</text:p>
      <text:p text:style-name="Standard">La aplicación constará de tres páginas:</text:p>
      <text:list xml:id="list849097989" text:style-name="L1">
        <text:list-item>
          <text:p text:style-name="P1">Página principal donde se muestre un formulario para que se inserten los datos de la película que serán el título, el año, el género y el director. Esta página además debe tener un enlace a la otras dos páginas.</text:p>
        </text:list-item>
        <text:list-item>
          <text:p text:style-name="P1">Página donde se muestren las películas almacenadas enmarcadas en una tabla HTML. Debe tener un bóton para volver a la página principal.</text:p>
        </text:list-item>
        <text:list-item>
          <text:p text:style-name="P1">Página de búsqueda. Nos aparece un formulario con una única caja de texto, en ella pondremos un título de una película y al pulsar en el botón de búsqueda nos debe mostrar el resto de datos de la película. Debe tener un <text:span text:style-name="T2">botón</text:span> para volver a la página principal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1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Roboto" fo:font-family="Roboto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04:20:19.661000000</meta:creation-date>
    <dc:date>2020-06-02T18:56:51.115000000</dc:date>
    <meta:editing-duration>PT7M5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5" meta:word-count="131" meta:character-count="724" meta:non-whitespace-character-count="601"/>
  </office:meta>
</office:document-meta>
</file>